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9600000324CE4D9AC91BEA7E8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9.5cm"/>
    </style:style>
    <style:style style:name="gr3" style:family="graphic" style:parent-style-name="standard">
      <style:graphic-properties svg:stroke-color="#ffd320" draw:fill-color="#ffd320" draw:textarea-horizontal-align="justify" draw:textarea-vertical-align="middle" draw:auto-grow-height="false" fo:min-height="0cm" fo:min-width="29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d320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0.38cm" svg:height="3.789cm" svg:x="9.81cm" svg:y="0.1cm">
          <draw:image xlink:href="Pictures/100000000000089600000324CE4D9AC91BEA7E8A.png" xlink:type="simple" xlink:show="embed" xlink:actuate="onLoad">
            <text:p/>
          </draw:image>
        </draw:frame>
        <draw:custom-shape draw:style-name="gr2" draw:text-style-name="P2" draw:layer="layout" svg:width="30cm" svg:height="0.15cm" svg:x="0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0cm" svg:height="0.15cm" svg:x="0cm" svg:y="4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ério Aparecido Gonçalves</meta:initial-creator>
    <meta:creation-date>2016-08-07T20:57:17.014579211</meta:creation-date>
    <dc:date>2017-05-01T16:34:06.753663004</dc:date>
    <dc:creator>Rogério Aparecido Gonçalves</dc:creator>
    <meta:editing-duration>PT51M39S</meta:editing-duration>
    <meta:editing-cycles>18</meta:editing-cycles>
    <meta:generator>LibreOffice/5.3.2.2$Linux_X86_64 LibreOffice_project/6cd4f1ef626f15116896b1d8e1398b56da0d0ee1</meta:generator>
    <meta:document-statistic meta:object-count="3"/>
  </office:meta>
</office:document-meta>
</file>